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edWebSession.getUserPro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edWebSessio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edWebSession.isAuthenti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edWebSession.authenticate( String username , String password , String passc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uthenticatedWebSession.AuthenticatedWebSession( final WebApplica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edWebSess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uthenticatedWebSession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